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rsid="001035e8" officeooo:paragraph-rsid="001035e8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  <style:text-properties officeooo:rsid="00149eef" officeooo:paragraph-rsid="001035e8"/>
    </style:style>
    <style:style style:name="P5" style:family="paragraph" style:parent-style-name="Text_20_body">
      <style:paragraph-properties fo:text-align="start" style:justify-single-word="false"/>
      <style:text-properties officeooo:paragraph-rsid="001035e8"/>
    </style:style>
    <style:style style:name="T1" style:family="text">
      <style:text-properties officeooo:rsid="00120bf8"/>
    </style:style>
    <style:style style:name="T2" style:family="text">
      <style:text-properties officeooo:rsid="00149eef"/>
    </style:style>
    <style:style style:name="T3" style:family="text">
      <style:text-properties officeooo:rsid="001035e8"/>
    </style:style>
    <style:style style:name="T4" style:family="text">
      <style:text-properties officeooo:rsid="00173b36"/>
    </style:style>
    <style:style style:name="T5" style:family="text">
      <style:text-properties officeooo:rsid="0017d7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hapter 2</text:h>
      <text:h text:style-name="P3" text:outline-level="1">Life goes on </text:h>
      <text:p text:style-name="P1"/>
      <text:p text:style-name="P2">“<text:span text:style-name="T1">What”s going on?</text:span>” <text:span text:style-name="T1">asked Veronika.</text:span></text:p>
      <text:p text:style-name="P5"><text:span text:style-name="T3">“</text:span><text:span text:style-name="T1">Nothing,</text:span><text:span text:style-name="T3">” </text:span><text:span text:style-name="T1">said Eduard, helping her to her feet. “Or rather a miracle happened: another day of life.” </text:span><text:span text:style-name="T4">(original version from the book </text:span><text:span text:style-name="T1">/ “</text:span>Or actually everything. You're alive. Tell me, how amazing is that?” <text:span text:style-name="T4">(my version)</text:span></text:p>
      <text:p text:style-name="P2">- “Well, that sucks.” </text:p>
      <text:p text:style-name="P2">- “<text:span text:style-name="T5">Ha, ha, ha</text:span>”</text:p>
      <text:p text:style-name="P2">- “What shall we do next?”</text:p>
      <text:p text:style-name="P2">- “Let’s get married and have children” jokingly said Ed<text:span text:style-name="T2">u</text:span>ard.</text:p>
      <text:p text:style-name="P2">- “I think it’s a good idea. Let’s get married. <text:span text:style-name="T2">Even if I die tomorrow, I’ll die as a married woman. Not that actually matters.</text:span>” <text:span text:style-name="T2">And she laughed. </text:span></text:p>
      <text:p text:style-name="P4">Eduard joined and laughed, too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2T10:14:05.985799626</meta:creation-date>
    <dc:date>2026-01-03T18:23:27.292125771</dc:date>
    <meta:editing-duration>PT13M20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" meta:paragraph-count="10" meta:word-count="103" meta:character-count="574" meta:non-whitespace-character-count="478"/>
  </office:meta>
</office:document-meta>
</file>